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3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8cm" fo:min-width="0.135cm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2.081cm"/>
    </style:style>
    <style:style style:name="gr12" style:family="graphic" style:parent-style-name="standard">
      <style:graphic-properties draw:marker-end="Line_20_Arrow" draw:marker-end-width="0.102cm" draw:textarea-horizontal-align="center" draw:textarea-vertical-align="middle"/>
    </style:style>
    <style:style style:name="gr13" style:family="graphic" style:parent-style-name="standard">
      <style:graphic-properties draw:marker-end="Double_20_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Batang" style:font-family-generic="roman" style:font-pitch="variable"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family="Batang" style:font-family-generic="roman" style:font-pitch="variable" fo:font-size="8pt" style:font-size-asian="8pt" style:font-size-complex="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family="Batang" style:font-family-generic="roman" style:font-pitch="variable" fo:font-size="4pt" style:font-size-asian="4pt" style:font-size-complex="4pt"/>
    </style:style>
    <style:style style:name="P7" style:family="paragraph">
      <style:text-properties fo:font-family="'Arial Rounded MT Bold'" style:font-family-generic="swiss" style:font-pitch="variable" fo:font-size="14pt" style:font-size-asian="14pt" style:font-size-complex="14pt"/>
    </style:style>
    <style:style style:name="T1" style:family="text">
      <style:text-properties fo:font-family="Batang" style:font-family-generic="roman" style:font-pitch="variable" fo:font-size="14pt" style:font-size-asian="14pt" style:font-size-complex="14pt"/>
    </style:style>
    <style:style style:name="T2" style:family="text">
      <style:text-properties fo:font-family="Batang" style:font-family-generic="swiss" style:font-pitch="variable" fo:font-size="14pt" style:font-size-asian="14pt" style:font-size-complex="14pt"/>
    </style:style>
    <style:style style:name="T3" style:family="text">
      <style:text-properties style:text-position="sub 58%" fo:font-family="Batang" style:font-family-generic="swiss" style:font-pitch="variable" fo:font-size="14pt" style:font-size-asian="10pt" style:font-size-complex="10pt"/>
    </style:style>
    <style:style style:name="T4" style:family="text">
      <style:text-properties style:text-position="super 58%" fo:font-family="Batang" style:font-family-generic="roman" style:font-pitch="variable" fo:font-size="14pt" style:font-size-asian="14pt" style:font-size-complex="14pt"/>
    </style:style>
    <style:style style:name="T5" style:family="text">
      <style:text-properties fo:font-family="Batang" style:font-family-generic="roman" style:font-pitch="variable" fo:font-size="8pt" style:font-size-asian="8pt" style:font-size-complex="8pt"/>
    </style:style>
    <style:style style:name="T6" style:family="text">
      <style:text-properties fo:font-family="Batang" style:font-family-generic="roman" style:font-pitch="variable" fo:font-size="14pt" style:font-family-asian="Arial" style:font-style-name-asian="Regular" style:font-family-generic-asian="swiss" style:font-pitch-asian="variable" style:font-size-asian="14pt" style:font-family-complex="Arial" style:font-style-name-complex="Regular" style:font-family-generic-complex="swiss" style:font-pitch-complex="variable" style:font-size-complex="14pt"/>
    </style:style>
    <style:style style:name="T7" style:family="text">
      <style:text-properties style:text-position="sub 58%" fo:font-family="Batang" style:font-style-name="Regular" fo:font-size="14pt" style:font-family-asian="Batang" style:font-style-name-asian="Regular" style:font-size-asian="10pt" style:font-family-complex="Batang" style:font-style-name-complex="Regular" style:font-size-complex="10pt"/>
    </style:style>
    <style:style style:name="T8" style:family="text">
      <style:text-properties fo:font-family="Batang" style:font-style-name="Regular" fo:font-size="14pt" style:font-family-asian="Batang" style:font-style-name-asian="Regular" style:font-size-asian="14pt" style:font-family-complex="Batang" style:font-style-name-complex="Regular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family="Batang" style:font-family-generic="swiss" style:font-pitch="variable" fo:font-size="12pt" style:font-size-asian="12pt" style:font-size-complex="12pt"/>
    </style:style>
    <style:style style:name="T11" style:family="text">
      <style:text-properties style:text-position="sub 58%" fo:font-family="Batang" style:font-family-generic="swiss" style:font-pitch="variable" fo:font-size="12pt" style:font-size-asian="12pt" style:font-size-complex="12pt"/>
    </style:style>
    <style:style style:name="T12" style:family="text">
      <style:text-properties fo:font-family="Batang" style:font-family-generic="roman" style:font-pitch="variable" fo:font-size="4pt" style:font-size-asian="4pt" style:font-size-complex="4pt"/>
    </style:style>
    <style:style style:name="T13" style:family="text">
      <style:text-properties fo:font-family="'Arial Rounded MT Bold'" style:font-family-generic="swiss" style:font-pitch="variable" fo:font-size="14pt" style:font-family-asian="Arial" style:font-style-name-asian="Regular" style:font-family-generic-asian="swiss" style:font-pitch-asian="variable" style:font-size-asian="14pt" style:font-family-complex="Arial" style:font-style-name-complex="Regular" style:font-family-generic-complex="swiss" style:font-pitch-complex="variable" style:font-size-complex="14pt"/>
    </style:style>
    <style:style style:name="T14" style:family="text">
      <style:text-properties fo:font-family="Batang" style:font-style-name="Regular" fo:font-size="14pt" style:font-family-asian="Batang" style:font-style-name-asian="Regular" style:font-size-asian="14pt" style:font-family-complex="Batang" style:font-style-name-complex="Regular" style:font-size-complex="14pt"/>
    </style:style>
    <style:style style:name="T15" style:family="text">
      <style:text-properties style:text-position="sub 58%" fo:font-family="Batang" style:font-family-generic="roman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43cm" svg:y1="6.467cm" svg:x2="19.415cm" svg:y2="6.467cm">
          <text:p/>
        </draw:line>
        <draw:line draw:style-name="gr1" draw:text-style-name="P1" draw:layer="layout" svg:x1="17.51cm" svg:y1="6.467cm" svg:x2="17.51cm" svg:y2="2.022cm">
          <text:p/>
        </draw:line>
        <draw:path draw:style-name="gr2" draw:text-style-name="P1" draw:layer="layout" svg:width="5.64cm" svg:height="1.483cm" draw:transform="rotate (-2.44677707837157) translate (17.9171756479613cm 3.8045339874304cm)" svg:viewBox="0 0 5641 1484" svg:d="m0-28152c0 0 1286-550 2180-632 1048-95 3461 1480 3461 1480">
          <text:p/>
        </draw:path>
        <draw:line draw:style-name="gr3" draw:text-style-name="P1" draw:layer="layout" svg:x1="16.875cm" svg:y1="4.4cm" svg:x2="16.875cm" svg:y2="6.467cm">
          <text:p/>
        </draw:line>
        <draw:line draw:style-name="gr3" draw:text-style-name="P1" draw:layer="layout" svg:x1="16.875cm" svg:y1="4.4cm" svg:x2="17.464cm" svg:y2="4.4cm">
          <text:p/>
        </draw:line>
        <draw:frame draw:style-name="gr4" draw:text-style-name="P2" draw:layer="layout" svg:width="0.798cm" svg:height="0.746cm" svg:x="17.109cm" svg:y="6.428cm">
          <draw:text-box>
            <text:p><text:span text:style-name="T1">0</text:span></text:p>
          </draw:text-box>
        </draw:frame>
        <draw:frame draw:style-name="gr4" draw:layer="layout" svg:width="1.315cm" svg:height="0.962cm" svg:x="13.065cm" svg:y="2.657cm">
          <draw:text-box>
            <text:p>3D</text:p>
          </draw:text-box>
        </draw:frame>
        <draw:frame draw:style-name="gr4" draw:text-style-name="P3" draw:layer="layout" svg:width="1.001cm" svg:height="0.922cm" svg:x="16.24cm" svg:y="6.428cm">
          <draw:text-box>
            <text:p><text:span text:style-name="T2">E</text:span><text:span text:style-name="T3">1</text:span></text:p>
          </draw:text-box>
        </draw:frame>
        <draw:frame draw:style-name="gr4" draw:text-style-name="P2" draw:layer="layout" svg:width="1.264cm" svg:height="0.746cm" svg:x="17.51cm" svg:y="4.13cm">
          <draw:text-box>
            <text:p><text:span text:style-name="T1">1/v</text:span></text:p>
          </draw:text-box>
        </draw:frame>
        <draw:frame draw:style-name="gr4" draw:text-style-name="P2" draw:layer="layout" svg:width="0.832cm" svg:height="0.746cm" svg:x="19.282cm" svg:y="6.032cm">
          <draw:text-box>
            <text:p><text:span text:style-name="T1">E</text:span></text:p>
          </draw:text-box>
        </draw:frame>
        <draw:frame draw:style-name="gr4" draw:text-style-name="P2" draw:layer="layout" svg:width="2.111cm" svg:height="0.775cm" svg:x="17.562cm" svg:y="1.841cm">
          <draw:text-box>
            <text:p><text:span text:style-name="T1">S</text:span><text:span text:style-name="T4">(3D)</text:span><text:span text:style-name="T1">(E)</text:span></text:p>
          </draw:text-box>
        </draw:frame>
        <draw:line draw:style-name="gr1" draw:text-style-name="P1" draw:layer="layout" svg:x1="6.298cm" svg:y1="40.931cm" svg:x2="13.283cm" svg:y2="40.931cm">
          <text:p/>
        </draw:line>
        <draw:line draw:style-name="gr1" draw:text-style-name="P1" draw:layer="layout" svg:x1="6.298cm" svg:y1="40.931cm" svg:x2="6.298cm" svg:y2="36.486cm">
          <text:p/>
        </draw:line>
        <draw:frame draw:style-name="gr5" draw:text-style-name="P4" draw:layer="layout" svg:width="0.671cm" svg:height="0.53cm" svg:x="5.254cm" svg:y="37.776cm">
          <draw:text-box>
            <text:p><text:span text:style-name="T5">1</text:span></text:p>
          </draw:text-box>
        </draw:frame>
        <draw:frame draw:style-name="gr4" draw:text-style-name="P2" draw:layer="layout" svg:width="0.883cm" svg:height="0.746cm" svg:x="13.15cm" svg:y="40.496cm">
          <draw:text-box>
            <text:p><text:span text:style-name="T1">N</text:span></text:p>
          </draw:text-box>
        </draw:frame>
        <draw:frame draw:style-name="gr4" draw:text-style-name="P2" draw:layer="layout" svg:width="1.429cm" svg:height="0.775cm" svg:x="4.81cm" svg:y="37.425cm">
          <draw:text-box>
            <text:p><text:span text:style-name="T1">E</text:span><text:span text:style-name="T4">(2D)</text:span></text:p>
          </draw:text-box>
        </draw:frame>
        <draw:frame draw:style-name="gr4" draw:text-style-name="P2" draw:layer="layout" svg:width="0.76cm" svg:height="0.746cm" svg:x="17.578cm" svg:y="2.776cm">
          <draw:text-box>
            <text:p><text:span text:style-name="T6">ρ</text:span></text:p>
          </draw:text-box>
        </draw:frame>
        <draw:line draw:style-name="gr1" draw:text-style-name="P1" draw:layer="layout" svg:x1="2.27cm" svg:y1="6.08cm" svg:x2="9.255cm" svg:y2="6.08cm">
          <text:p/>
        </draw:line>
        <draw:line draw:style-name="gr1" draw:text-style-name="P1" draw:layer="layout" svg:x1="7.35cm" svg:y1="6.08cm" svg:x2="7.35cm" svg:y2="1.635cm">
          <text:p/>
        </draw:line>
        <draw:path draw:style-name="gr2" draw:text-style-name="P1" draw:layer="layout" svg:width="5.68cm" svg:height="1.482cm" draw:transform="rotate (-2.44677707837157) translate (7.78798121397958cm 3.39185864727591cm)" svg:viewBox="0 0 5681 1483" svg:d="m0-14199c0 0 1326-898 2220-980 1048-95 3461 1479 3461 1479">
          <text:p/>
        </draw:path>
        <draw:line draw:style-name="gr3" draw:text-style-name="P1" draw:layer="layout" svg:x1="6.765cm" svg:y1="3.78cm" svg:x2="6.715cm" svg:y2="6.08cm">
          <text:p/>
        </draw:line>
        <draw:line draw:style-name="gr3" draw:text-style-name="P1" draw:layer="layout" svg:x1="6.761cm" svg:y1="3.685cm" svg:x2="7.35cm" svg:y2="3.685cm">
          <text:p/>
        </draw:line>
        <draw:frame draw:style-name="gr4" draw:text-style-name="P2" draw:layer="layout" svg:width="0.798cm" svg:height="0.746cm" svg:x="6.949cm" svg:y="6.041cm">
          <draw:text-box>
            <text:p><text:span text:style-name="T1">0</text:span></text:p>
          </draw:text-box>
        </draw:frame>
        <draw:frame draw:style-name="gr4" draw:layer="layout" svg:width="1.315cm" svg:height="0.962cm" svg:x="2.905cm" svg:y="2.27cm">
          <draw:text-box>
            <text:p>2D</text:p>
          </draw:text-box>
        </draw:frame>
        <draw:frame draw:style-name="gr4" draw:text-style-name="P3" draw:layer="layout" svg:width="1.001cm" svg:height="0.922cm" svg:x="6.08cm" svg:y="6.041cm">
          <draw:text-box>
            <text:p><text:span text:style-name="T2">E</text:span><text:span text:style-name="T3">1</text:span></text:p>
          </draw:text-box>
        </draw:frame>
        <draw:frame draw:style-name="gr4" draw:text-style-name="P2" draw:layer="layout" svg:width="1.264cm" svg:height="0.746cm" svg:x="7.35cm" svg:y="3.357cm">
          <draw:text-box>
            <text:p><text:span text:style-name="T1">1/v</text:span></text:p>
          </draw:text-box>
        </draw:frame>
        <draw:frame draw:style-name="gr4" draw:text-style-name="P2" draw:layer="layout" svg:width="0.832cm" svg:height="0.746cm" svg:x="9.122cm" svg:y="5.645cm">
          <draw:text-box>
            <text:p><text:span text:style-name="T1">E</text:span></text:p>
          </draw:text-box>
        </draw:frame>
        <draw:frame draw:style-name="gr4" draw:text-style-name="P2" draw:layer="layout" svg:width="2.111cm" svg:height="0.775cm" svg:x="7.402cm" svg:y="1.782cm">
          <draw:text-box>
            <text:p><text:span text:style-name="T1">S</text:span><text:span text:style-name="T4">(2D)</text:span><text:span text:style-name="T1">(E)</text:span></text:p>
          </draw:text-box>
        </draw:frame>
        <draw:frame draw:style-name="gr4" draw:text-style-name="P2" draw:layer="layout" svg:width="0.798cm" svg:height="0.746cm" svg:x="6.135cm" svg:y="40.972cm">
          <draw:text-box>
            <text:p><text:span text:style-name="T1">1</text:span></text:p>
          </draw:text-box>
        </draw:frame>
        <draw:frame draw:style-name="gr4" draw:text-style-name="P4" draw:layer="layout" svg:width="0.722cm" svg:height="0.53cm" svg:x="5.255cm" svg:y="36.506cm">
          <draw:text-box>
            <text:p><text:span text:style-name="T5">N</text:span></text:p>
          </draw:text-box>
        </draw:frame>
        <draw:frame draw:style-name="gr4" draw:text-style-name="P2" draw:layer="layout" svg:width="1.429cm" svg:height="0.775cm" svg:x="4.811cm" svg:y="36.155cm">
          <draw:text-box>
            <text:p><text:span text:style-name="T1">E</text:span><text:span text:style-name="T4">(2D)</text:span></text:p>
          </draw:text-box>
        </draw:frame>
        <draw:frame draw:style-name="gr4" draw:text-style-name="P2" draw:layer="layout" svg:width="0.798cm" svg:height="0.746cm" svg:x="5.5cm" svg:y="40.417cm">
          <draw:text-box>
            <text:p><text:span text:style-name="T1">0</text:span></text:p>
          </draw:text-box>
        </draw:frame>
        <draw:line draw:style-name="gr2" draw:text-style-name="P1" draw:layer="layout" svg:x1="6.298cm" svg:y1="38.06cm" svg:x2="10.366cm" svg:y2="40.931cm">
          <text:p/>
        </draw:line>
        <draw:frame draw:style-name="gr4" draw:text-style-name="P3" draw:layer="layout" svg:width="1.086cm" svg:height="0.922cm" svg:x="9.885cm" svg:y="40.931cm">
          <draw:text-box>
            <text:p><text:span text:style-name="T2">N</text:span><text:span text:style-name="T7">Ω</text:span></text:p>
          </draw:text-box>
        </draw:frame>
        <draw:line draw:style-name="gr1" draw:text-style-name="P1" draw:layer="layout" svg:x1="4.811cm" svg:y1="25.461cm" svg:x2="11.796cm" svg:y2="25.461cm">
          <text:p/>
        </draw:line>
        <draw:line draw:style-name="gr1" draw:text-style-name="P1" draw:layer="layout" svg:x1="4.811cm" svg:y1="25.461cm" svg:x2="4.811cm" svg:y2="21.016cm">
          <text:p/>
        </draw:line>
        <draw:frame draw:style-name="gr5" draw:text-style-name="P4" draw:layer="layout" svg:width="0.671cm" svg:height="0.53cm" svg:x="3.767cm" svg:y="22.306cm">
          <draw:text-box>
            <text:p><text:span text:style-name="T5">1</text:span></text:p>
          </draw:text-box>
        </draw:frame>
        <draw:frame draw:style-name="gr4" draw:text-style-name="P2" draw:layer="layout" svg:width="0.883cm" svg:height="0.746cm" svg:x="11.663cm" svg:y="25.026cm">
          <draw:text-box>
            <text:p><text:span text:style-name="T1">N</text:span></text:p>
          </draw:text-box>
        </draw:frame>
        <draw:frame draw:style-name="gr4" draw:text-style-name="P2" draw:layer="layout" svg:width="1.34cm" svg:height="0.775cm" svg:x="3.323cm" svg:y="21.955cm">
          <draw:text-box>
            <text:p><text:span text:style-name="T8">ε</text:span><text:span text:style-name="T4">(2D)</text:span></text:p>
          </draw:text-box>
        </draw:frame>
        <draw:frame draw:style-name="gr4" draw:text-style-name="P2" draw:layer="layout" svg:width="0.798cm" svg:height="0.746cm" svg:x="4.648cm" svg:y="25.502cm">
          <draw:text-box>
            <text:p><text:span text:style-name="T1">1</text:span></text:p>
          </draw:text-box>
        </draw:frame>
        <draw:frame draw:style-name="gr4" draw:text-style-name="P4" draw:layer="layout" svg:width="0.722cm" svg:height="0.53cm" svg:x="3.768cm" svg:y="21.036cm">
          <draw:text-box>
            <text:p><text:span text:style-name="T5">N</text:span></text:p>
          </draw:text-box>
        </draw:frame>
        <draw:frame draw:style-name="gr4" draw:text-style-name="P2" draw:layer="layout" svg:width="1.34cm" svg:height="0.775cm" svg:x="3.324cm" svg:y="20.685cm">
          <draw:text-box>
            <text:p><text:span text:style-name="T8">ε</text:span><text:span text:style-name="T4">(2D)</text:span></text:p>
          </draw:text-box>
        </draw:frame>
        <draw:frame draw:style-name="gr4" draw:text-style-name="P2" draw:layer="layout" svg:width="0.798cm" svg:height="0.746cm" svg:x="4.013cm" svg:y="24.947cm">
          <draw:text-box>
            <text:p><text:span text:style-name="T1">0</text:span></text:p>
          </draw:text-box>
        </draw:frame>
        <draw:line draw:style-name="gr2" draw:text-style-name="P1" draw:layer="layout" svg:x1="4.811cm" svg:y1="22.59cm" svg:x2="8.879cm" svg:y2="25.461cm">
          <text:p/>
        </draw:line>
        <draw:frame draw:style-name="gr4" draw:text-style-name="P3" draw:layer="layout" svg:width="1.086cm" svg:height="0.922cm" svg:x="8.398cm" svg:y="25.461cm">
          <draw:text-box>
            <text:p><text:span text:style-name="T2">N</text:span><text:span text:style-name="T7">Ω</text:span></text:p>
          </draw:text-box>
        </draw:frame>
        <draw:line draw:style-name="gr1" draw:text-style-name="P1" draw:layer="layout" svg:x1="7.921cm" svg:y1="15.151cm" svg:x2="14.906cm" svg:y2="15.151cm">
          <text:p/>
        </draw:line>
        <draw:line draw:style-name="gr1" draw:text-style-name="P1" draw:layer="layout" svg:x1="13.001cm" svg:y1="15.151cm" svg:x2="13.001cm" svg:y2="10.706cm">
          <text:p/>
        </draw:line>
        <draw:path draw:style-name="gr3" draw:text-style-name="P1" draw:layer="layout" svg:width="5.991cm" svg:height="1.559cm" draw:transform="rotate (-2.44677707837157) translate (13.5871151797024cm 12.1180184379215cm)" svg:viewBox="0 0 5992 1560" svg:d="m0-35024c215-258 449-390 631-474 732-337 1717-494 2480-517 895-13 2881 1560 2881 1560">
          <text:p/>
        </draw:path>
        <draw:line draw:style-name="gr3" draw:text-style-name="P1" draw:layer="layout" svg:x1="11.873cm" svg:y1="13.43cm" svg:x2="11.873cm" svg:y2="15.151cm">
          <text:p/>
        </draw:line>
        <draw:line draw:style-name="gr3" draw:text-style-name="P1" draw:layer="layout" svg:x1="11.908cm" svg:y1="13.418cm" svg:x2="13.001cm" svg:y2="13.43cm">
          <text:p/>
        </draw:line>
        <draw:frame draw:style-name="gr4" draw:text-style-name="P2" draw:layer="layout" svg:width="0.798cm" svg:height="0.746cm" svg:x="12.824cm" svg:y="15.112cm">
          <draw:text-box>
            <text:p><text:span text:style-name="T1">0</text:span></text:p>
          </draw:text-box>
        </draw:frame>
        <draw:frame draw:style-name="gr4" draw:text-style-name="P3" draw:id="id2" draw:layer="layout" svg:width="1.133cm" svg:height="0.806cm" svg:x="14.335cm" svg:y="12.259cm">
          <draw:text-box>
            <text:p><text:span text:style-name="T9">3D</text:span></text:p>
          </draw:text-box>
        </draw:frame>
        <draw:frame draw:style-name="gr4" draw:text-style-name="P5" draw:layer="layout" svg:width="0.93cm" svg:height="0.826cm" svg:x="11.084cm" svg:y="15.112cm">
          <draw:text-box>
            <text:p><text:span text:style-name="T10">E</text:span><text:span text:style-name="T11">1</text:span></text:p>
          </draw:text-box>
        </draw:frame>
        <draw:frame draw:style-name="gr4" draw:text-style-name="P2" draw:layer="layout" svg:width="1.264cm" svg:height="0.746cm" svg:x="12.785cm" svg:y="13.107cm">
          <draw:text-box>
            <text:p><text:span text:style-name="T1">1/v</text:span></text:p>
          </draw:text-box>
        </draw:frame>
        <draw:frame draw:style-name="gr6" draw:text-style-name="P6" draw:layer="layout" svg:width="0.794cm" svg:height="0.395cm" svg:x="11.395cm" svg:y="15.112cm">
          <draw:text-box>
            <text:p><text:span text:style-name="T12">(2D)</text:span></text:p>
          </draw:text-box>
        </draw:frame>
        <draw:frame draw:style-name="gr4" draw:text-style-name="P2" draw:layer="layout" svg:width="1.514cm" svg:height="0.746cm" svg:x="13.053cm" svg:y="10.525cm">
          <draw:text-box>
            <text:p><text:span text:style-name="T1">S(E)</text:span></text:p>
          </draw:text-box>
        </draw:frame>
        <draw:frame draw:style-name="gr4" draw:text-style-name="P7" draw:layer="layout" svg:width="0.997cm" svg:height="0.823cm" svg:x="13.065cm" svg:y="11.795cm">
          <draw:text-box>
            <text:p><text:span text:style-name="T13">ρ</text:span></text:p>
          </draw:text-box>
        </draw:frame>
        <draw:path draw:style-name="gr2" draw:text-style-name="P1" draw:layer="layout" svg:width="5.441cm" svg:height="1.474cm" draw:transform="skewX (-0.0905825881784887) rotate (-2.49163204014782) translate (13.457322162508cm 12.7602113494051cm)" svg:viewBox="0 0 5442 1475" svg:d="m0-35931c748-364 1801-662 2663-673s2779 1475 2779 1475">
          <text:p/>
        </draw:path>
        <draw:frame draw:style-name="gr4" draw:text-style-name="P3" draw:id="id1" draw:layer="layout" svg:width="1.133cm" svg:height="0.806cm" svg:x="9.392cm" svg:y="11.795cm">
          <draw:text-box>
            <text:p><text:span text:style-name="T9">2D</text:span></text:p>
          </draw:text-box>
        </draw:frame>
        <draw:connector draw:style-name="gr7" draw:text-style-name="P1" draw:layer="layout" draw:type="curve" draw:line-skew="-0.426cm" svg:x1="10.525cm" svg:y1="12.198cm" svg:x2="12.072cm" svg:y2="13.064cm" draw:start-shape="id1" draw:start-glue-point="1" svg:d="m10525 12198c897 0 124 866 1547 866">
          <text:p/>
        </draw:connector>
        <draw:connector draw:style-name="gr7" draw:text-style-name="P1" draw:layer="layout" draw:type="curve" svg:x1="14.335cm" svg:y1="12.662cm" svg:x2="12.598cm" svg:y2="13.03cm" draw:start-shape="id2" draw:start-glue-point="3" svg:d="m14335 12662c-1678 0-810 368-1737 368">
          <text:p/>
        </draw:connector>
        <draw:frame draw:style-name="gr4" draw:text-style-name="P2" draw:layer="layout" svg:width="0.832cm" svg:height="0.746cm" svg:x="14.773cm" svg:y="14.716cm">
          <draw:text-box>
            <text:p><text:span text:style-name="T1">E</text:span></text:p>
          </draw:text-box>
        </draw:frame>
        <draw:line draw:style-name="gr3" draw:text-style-name="P1" draw:layer="layout" svg:x1="12.287cm" svg:y1="13.43cm" svg:x2="12.287cm" svg:y2="15.151cm">
          <text:p/>
        </draw:line>
        <draw:frame draw:style-name="gr4" draw:text-style-name="P5" draw:layer="layout" svg:width="0.93cm" svg:height="0.826cm" svg:x="11.94cm" svg:y="15.112cm">
          <draw:text-box>
            <text:p><text:span text:style-name="T10">E</text:span><text:span text:style-name="T11">1</text:span></text:p>
          </draw:text-box>
        </draw:frame>
        <draw:frame draw:style-name="gr6" draw:text-style-name="P6" draw:layer="layout" svg:width="0.794cm" svg:height="0.395cm" svg:x="12.249cm" svg:y="15.112cm">
          <draw:text-box>
            <text:p><text:span text:style-name="T12">(3D)</text:span></text:p>
          </draw:text-box>
        </draw:frame>
      </draw:page>
      <draw:page draw:name="page2" draw:style-name="dp1" draw:master-page-name="Default">
        <draw:custom-shape draw:style-name="gr8" draw:text-style-name="P1" draw:layer="layout" svg:width="2.54cm" svg:height="2.54cm" svg:x="6.398cm" svg:y="3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4.445cm" svg:height="4.445cm" svg:x="5.446cm" svg:y="2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052cm" svg:height="0.922cm" svg:x="7.35cm" svg:y="4.175cm">
          <draw:text-box>
            <text:p><text:span text:style-name="T2">N</text:span><text:span text:style-name="T7">0</text:span></text:p>
          </draw:text-box>
        </draw:frame>
        <draw:line draw:style-name="gr1" draw:text-style-name="P1" draw:layer="layout" svg:x1="7.524cm" svg:y1="4.413cm" svg:x2="9.609cm" svg:y2="3.456cm">
          <text:p/>
        </draw:line>
        <draw:frame draw:style-name="gr4" draw:text-style-name="P3" draw:layer="layout" svg:width="0.858cm" svg:height="0.746cm" svg:x="8.397cm" svg:y="2.905cm">
          <draw:text-box>
            <text:p><text:span text:style-name="T14">Ω</text:span></text:p>
          </draw:text-box>
        </draw:frame>
        <draw:line draw:style-name="gr1" draw:text-style-name="P1" draw:layer="layout" svg:x1="6.596cm" svg:y1="14.031cm" svg:x2="13.581cm" svg:y2="14.031cm">
          <text:p/>
        </draw:line>
        <draw:line draw:style-name="gr1" draw:text-style-name="P1" draw:layer="layout" svg:x1="6.596cm" svg:y1="14.031cm" svg:x2="6.596cm" svg:y2="9.586cm">
          <text:p/>
        </draw:line>
        <draw:frame draw:style-name="gr4" draw:text-style-name="P2" draw:layer="layout" svg:width="0.883cm" svg:height="0.746cm" svg:x="13.448cm" svg:y="13.596cm">
          <draw:text-box>
            <text:p><text:span text:style-name="T1">N</text:span></text:p>
          </draw:text-box>
        </draw:frame>
        <draw:frame draw:style-name="gr4" draw:text-style-name="P2" draw:layer="layout" svg:width="1.238cm" svg:height="0.746cm" svg:x="5.445cm" svg:y="10.342cm">
          <draw:text-box>
            <text:p><text:span text:style-name="T1">1/</text:span><text:span text:style-name="T14">ρ</text:span></text:p>
          </draw:text-box>
        </draw:frame>
        <draw:frame draw:style-name="gr4" draw:text-style-name="P2" draw:layer="layout" svg:width="0.798cm" svg:height="0.746cm" svg:x="6.433cm" svg:y="14.072cm">
          <draw:text-box>
            <text:p><text:span text:style-name="T1">1</text:span></text:p>
          </draw:text-box>
        </draw:frame>
        <draw:frame draw:style-name="gr4" draw:text-style-name="P2" draw:layer="layout" svg:width="2.31cm" svg:height="0.922cm" svg:x="7.398cm" svg:y="21.955cm">
          <draw:text-box>
            <text:p><text:span text:style-name="T1">v</text:span><text:span text:style-name="T15">th</text:span><text:span text:style-name="T1">(1)&lt;v</text:span></text:p>
          </draw:text-box>
        </draw:frame>
        <draw:frame draw:style-name="gr4" draw:text-style-name="P2" draw:layer="layout" svg:width="0.798cm" svg:height="0.746cm" svg:x="5.798cm" svg:y="13.517cm">
          <draw:text-box>
            <text:p><text:span text:style-name="T1">0</text:span></text:p>
          </draw:text-box>
        </draw:frame>
        <draw:path draw:style-name="gr2" draw:text-style-name="P1" draw:layer="layout" svg:width="4.978cm" svg:height="0.79cm" draw:transform="rotate (-0.614530429628274) translate (6.596cm 11.16cm)" svg:viewBox="0 0 4979 791" svg:d="m0 10630c0 0 1283 592 2233 756 885 153 1404-214 2746-756">
          <text:p/>
        </draw:path>
        <draw:frame draw:style-name="gr4" draw:text-style-name="P3" draw:layer="layout" svg:width="1.086cm" svg:height="0.922cm" svg:x="10.183cm" svg:y="14.031cm">
          <draw:text-box>
            <text:p><text:span text:style-name="T2">N</text:span><text:span text:style-name="T7">Ω</text:span></text:p>
          </draw:text-box>
        </draw:frame>
        <draw:line draw:style-name="gr1" draw:text-style-name="P1" draw:layer="layout" svg:x1="4.811cm" svg:y1="25.461cm" svg:x2="11.796cm" svg:y2="25.461cm">
          <text:p/>
        </draw:line>
        <draw:line draw:style-name="gr1" draw:text-style-name="P1" draw:layer="layout" svg:x1="4.811cm" svg:y1="25.461cm" svg:x2="4.811cm" svg:y2="21.016cm">
          <text:p/>
        </draw:line>
        <draw:frame draw:style-name="gr10" draw:text-style-name="P4" draw:layer="layout" svg:width="0.671cm" svg:height="0.928cm" svg:x="3.813cm" svg:y="23.918cm">
          <draw:text-box>
            <text:p><text:span text:style-name="T5">1</text:span></text:p>
          </draw:text-box>
        </draw:frame>
        <draw:frame draw:style-name="gr4" draw:text-style-name="P2" draw:layer="layout" svg:width="0.883cm" svg:height="0.746cm" svg:x="11.663cm" svg:y="25.026cm">
          <draw:text-box>
            <text:p><text:span text:style-name="T1">N</text:span></text:p>
          </draw:text-box>
        </draw:frame>
        <draw:frame draw:style-name="gr4" draw:text-style-name="P2" draw:layer="layout" svg:width="1.34cm" svg:height="0.775cm" svg:x="3.369cm" svg:y="23.567cm">
          <draw:text-box>
            <text:p><text:span text:style-name="T8">ε</text:span><text:span text:style-name="T4">(3D)</text:span></text:p>
          </draw:text-box>
        </draw:frame>
        <draw:frame draw:style-name="gr4" draw:text-style-name="P2" draw:layer="layout" svg:width="1.027cm" svg:height="0.775cm" svg:x="8.453cm" svg:y="25.462cm">
          <draw:text-box>
            <text:p><text:span text:style-name="T1">N</text:span><text:span text:style-name="T4">*</text:span></text:p>
          </draw:text-box>
        </draw:frame>
        <draw:frame draw:style-name="gr4" draw:text-style-name="P4" draw:layer="layout" svg:width="0.722cm" svg:height="0.53cm" svg:x="3.768cm" svg:y="21.036cm">
          <draw:text-box>
            <text:p><text:span text:style-name="T5">N</text:span></text:p>
          </draw:text-box>
        </draw:frame>
        <draw:frame draw:style-name="gr4" draw:text-style-name="P2" draw:layer="layout" svg:width="1.34cm" svg:height="0.775cm" svg:x="3.324cm" svg:y="20.685cm">
          <draw:text-box>
            <text:p><text:span text:style-name="T8">ε</text:span><text:span text:style-name="T4">(3D)</text:span></text:p>
          </draw:text-box>
        </draw:frame>
        <draw:frame draw:style-name="gr4" draw:text-style-name="P2" draw:layer="layout" svg:width="0.798cm" svg:height="0.746cm" svg:x="4.013cm" svg:y="24.947cm">
          <draw:text-box>
            <text:p><text:span text:style-name="T1">0</text:span></text:p>
          </draw:text-box>
        </draw:frame>
        <draw:path draw:style-name="gr2" draw:text-style-name="P1" draw:layer="layout" svg:width="4.63cm" svg:height="2.356cm" draw:transform="rotate (-0.413468499798564) translate (5.78703468097751cm 23.2965713051513cm)" svg:viewBox="0 0 4631 2357" svg:d="m0 40374c0 0 837-343 1222-750s1313-1231 2012-1521 1397 245 1397 245">
          <text:p/>
        </draw:path>
        <draw:frame draw:style-name="gr4" draw:text-style-name="P3" draw:layer="layout" svg:width="1.086cm" svg:height="0.922cm" svg:x="9.492cm" svg:y="25.518cm">
          <draw:text-box>
            <text:p><text:span text:style-name="T2">N</text:span><text:span text:style-name="T7">Ω</text:span></text:p>
          </draw:text-box>
        </draw:frame>
        <draw:path draw:style-name="gr2" draw:text-style-name="P1" draw:layer="layout" svg:width="5.097cm" svg:height="2.242cm" draw:transform="rotate (-0.413468499798564) translate (5.73112828136987cm 22.2611986141407cm)" svg:viewBox="0 0 5098 2243" svg:d="m0 38408c0 0 793-477 1118-819 446-470 944-1396 1669-1423 1186-43 2311 1258 2311 1258">
          <text:p/>
        </draw:path>
        <draw:line draw:style-name="gr3" draw:text-style-name="P1" draw:layer="layout" svg:x1="8.85cm" svg:y1="25.408cm" svg:x2="8.85cm" svg:y2="24.773cm">
          <text:p/>
        </draw:line>
        <draw:frame draw:style-name="gr4" draw:text-style-name="P2" draw:layer="layout" svg:width="0.798cm" svg:height="0.746cm" svg:x="4.648cm" svg:y="25.502cm">
          <draw:text-box>
            <text:p><text:span text:style-name="T1">1</text:span></text:p>
          </draw:text-box>
        </draw:frame>
        <draw:frame draw:style-name="gr11" draw:text-style-name="P2" draw:layer="layout" svg:width="2.581cm" svg:height="0.922cm" svg:x="9.849cm" svg:y="23.225cm">
          <draw:text-box>
            <text:p><text:span text:style-name="T1">v&lt;v</text:span><text:span text:style-name="T15">th</text:span><text:span text:style-name="T1">(N)</text:span></text:p>
          </draw:text-box>
        </draw:frame>
        <draw:frame draw:style-name="gr4" draw:text-style-name="P2" draw:layer="layout" svg:width="1.896cm" svg:height="0.922cm" svg:x="4.815cm" svg:y="8.912cm">
          <draw:text-box>
            <text:p><text:span text:style-name="T1">V</text:span><text:span text:style-name="T15">th</text:span><text:span text:style-name="T1">(N)</text:span></text:p>
          </draw:text-box>
        </draw:frame>
        <draw:line draw:style-name="gr12" draw:text-style-name="P1" draw:layer="layout" svg:x1="8.62cm" svg:y1="22.59cm" svg:x2="7.765cm" svg:y2="23.319cm">
          <text:p/>
        </draw:line>
        <draw:line draw:style-name="gr12" draw:text-style-name="P1" draw:layer="layout" svg:x1="9.89cm" svg:y1="23.861cm" svg:x2="8.954cm" svg:y2="24.676cm">
          <text:p/>
        </draw:line>
        <draw:path draw:style-name="gr13" draw:text-style-name="P1" draw:layer="layout" svg:width="1.465cm" svg:height="0.067cm" draw:transform="rotate (2.36544473522747) translate (7.871cm 23.728cm)" svg:viewBox="0 0 1466 68" svg:d="m0-22838c0 0 1092 153 1466 1">
          <text:p/>
        </draw:path>
        <draw:path draw:style-name="gr13" draw:text-style-name="P1" draw:layer="layout" svg:width="1.465cm" svg:height="0.067cm" draw:transform="rotate (2.36544473522747) translate (8.917cm 24.755cm)" svg:viewBox="0 0 1466 68" svg:d="m0-22838c0 0 1092 153 1466 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Double_20_Arrow" draw:display-name="Double Arrow" svg:viewBox="0 0 1131 1918" svg:d="m737 1131h394l-564-1131-567 1131h398l-398 787h113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uojun Zhu</meta:initial-creator>
    <meta:creation-date>2010-12-05T16:03:16.34</meta:creation-date>
    <dc:date>2010-12-12T17:15:03</dc:date>
    <dc:creator>guojun zhu</dc:creator>
    <meta:editing-duration>PT26H23M01S</meta:editing-duration>
    <meta:editing-cycles>7</meta:editing-cycles>
    <meta:generator>OpenOffice.org/3.2$Unix OpenOffice.org_project/320m18$Build-9502</meta:generator>
    <meta:document-statistic meta:object-count="99"/>
  </office:meta>
</office:document-meta>
</file>